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368524061012189628" text:style-name="L1">
        <text:list-item>
          <text:p text:style-name="P1">Imagine having something in a strategy game that just tries to predict the probability that a player's next attack/expansion/etc will be at some particular point. A developer could take that information and build a classic decision tree or FSM style game AI but now with a high level cue in place of low level detail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3M55S</meta:editing-duration>
    <meta:editing-cycles>4</meta:editing-cycles>
    <meta:generator>OpenOffice/4.1.5$Win32 OpenOffice.org_project/415m1$Build-9789</meta:generator>
    <dc:date>2018-12-12T08:38:13.76</dc:date>
    <meta:document-statistic meta:table-count="0" meta:image-count="0" meta:object-count="0" meta:page-count="1" meta:paragraph-count="1" meta:word-count="56" meta:character-count="319"/>
    <meta:user-defined meta:name="Info 1"/>
    <meta:user-defined meta:name="Info 2"/>
    <meta:user-defined meta:name="Info 3"/>
    <meta:user-defined meta:name="Info 4"/>
  </office:meta>
</office:document-meta>
</file>